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80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47ff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cm" svg:stroke-color="#000000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Line_20_with_20_Fine_20_Dots" svg:stroke-width="0.05cm" svg:stroke-color="#ff0000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svg:stroke-color="#00008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aecf00" draw:fill="none" draw:textarea-horizontal-align="center" draw:textarea-vertical-align="middle" draw:ole-draw-aspect="1" style:protect="size"/>
    </style:style>
    <style:style style:name="gr12" style:family="graphic" style:parent-style-name="objectwithoutfill">
      <style:graphic-properties draw:stroke="solid" draw:stroke-dash="Dashed_20__28_var_29_" svg:stroke-width="0.03cm" svg:stroke-color="#00cc0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text-properties style:font-name="Liberation Serif" fo:font-style="italic" style:font-style-asian="italic" style:font-style-complex="italic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cm" svg:y1="2.2cm" svg:x2="9.1cm" svg:y2="0.3cm">
          <text:p/>
        </draw:line>
        <draw:line draw:style-name="gr2" draw:text-style-name="P1" draw:layer="layout" svg:x1="5.7cm" svg:y1="2.2cm" svg:x2="8.7cm" svg:y2="2.1cm">
          <text:p/>
        </draw:line>
        <draw:line draw:style-name="gr1" draw:text-style-name="P1" draw:layer="layout" svg:x1="5.7cm" svg:y1="2.2cm" svg:x2="9.2cm" svg:y2="0.7cm">
          <text:p/>
        </draw:line>
        <draw:line draw:style-name="gr2" draw:text-style-name="P1" draw:layer="layout" svg:x1="5.7cm" svg:y1="2.2cm" svg:x2="9.6cm" svg:y2="1.3cm">
          <text:p/>
        </draw:line>
        <draw:line draw:style-name="gr3" draw:text-style-name="P1" draw:layer="layout" svg:x1="3.189cm" svg:y1="4.4cm" svg:x2="5.689cm" svg:y2="2.2cm">
          <text:p/>
        </draw:line>
        <draw:line draw:style-name="gr4" draw:text-style-name="P1" draw:layer="layout" svg:x1="1.5cm" svg:y1="3.2cm" svg:x2="5.7cm" svg:y2="2.2cm">
          <text:p/>
        </draw:line>
        <draw:line draw:style-name="gr5" draw:text-style-name="P1" draw:layer="layout" svg:x1="2.7cm" svg:y1="2.9cm" svg:x2="3.2cm" svg:y2="4.4cm">
          <text:p/>
        </draw:line>
        <draw:frame draw:style-name="gr6" draw:text-style-name="P2" draw:layer="layout" svg:width="1.065cm" svg:height="0.958cm" svg:x="1.9cm" svg:y="3.2cm">
          <draw:text-box>
            <text:p><text:span text:style-name="T1">IP</text:span></text:p>
          </draw:text-box>
        </draw:frame>
        <draw:frame draw:style-name="gr6" draw:text-style-name="P2" draw:layer="layout" svg:width="1.311cm" svg:height="0.958cm" svg:x="2.5cm" svg:y="4.446cm">
          <draw:text-box>
            <text:p><text:span text:style-name="T1">PV</text:span></text:p>
          </draw:text-box>
        </draw:frame>
        <draw:frame draw:style-name="gr6" draw:text-style-name="P2" draw:layer="layout" svg:width="1.311cm" svg:height="0.958cm" svg:x="4.989cm" svg:y="1.2cm">
          <draw:text-box>
            <text:p><text:span text:style-name="T1">SV</text:span></text:p>
          </draw:text-box>
        </draw:frame>
        <draw:frame draw:style-name="gr6" draw:text-style-name="P2" draw:layer="layout" svg:width="1.311cm" svg:height="0.958cm" draw:transform="rotate (0.785398163397448) translate (3.998cm 3.725cm)">
          <draw:text-box>
            <text:p><text:span text:style-name="T1">FD</text:span></text:p>
          </draw:text-box>
        </draw:frame>
        <draw:line draw:style-name="gr7" draw:text-style-name="P1" draw:layer="layout" svg:x1="0.8cm" svg:y1="4.4cm" svg:x2="3cm" svg:y2="4.4cm">
          <text:p/>
        </draw:line>
        <draw:line draw:style-name="gr7" draw:text-style-name="P1" draw:layer="layout" svg:x1="5.9cm" svg:y1="4.4cm" svg:x2="3.4cm" svg:y2="4.4cm">
          <text:p/>
        </draw:line>
        <draw:custom-shape draw:style-name="gr8" draw:text-style-name="P1" draw:layer="layout" svg:width="0.4cm" svg:height="0.4cm" svg:x="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5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cm" svg:height="2.2cm" svg:x="9.6cm" svg:y="0.2cm">
          <text:p/>
          <draw:enhanced-geometry svg:viewBox="0 0 21600 21600" draw:mirror-horizontal="true" draw:glue-points="21600 0 0 10800 21600 21600" draw:text-areas="13800 ?f9 21600 ?f10" draw:type="left-brace" draw:modifiers="1800 10743.45549738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974cm" svg:height="0.958cm" svg:x="10cm" svg:y="0.746cm">
          <draw:text-box>
            <text:p><text:span text:style-name="T1">daughters</text:span></text:p>
          </draw:text-box>
        </draw:frame>
        <draw:frame draw:style-name="gr6" draw:text-style-name="P3" draw:layer="layout" svg:width="0.82cm" svg:height="0.958cm" svg:x="5.78cm" svg:y="3.9cm">
          <draw:text-box>
            <text:p><text:span text:style-name="T2">p</text:span></text:p>
          </draw:text-box>
        </draw:frame>
        <draw:frame draw:style-name="gr6" draw:text-style-name="P3" draw:layer="layout" svg:width="0.82cm" svg:height="0.958cm" svg:x="0.1cm" svg:y="3.846cm">
          <draw:text-box>
            <text:p><text:span text:style-name="T2">p</text:span></text:p>
          </draw:text-box>
        </draw:frame>
        <draw:frame draw:style-name="gr10" draw:text-style-name="P1" draw:layer="layout" svg:width="1.955cm" svg:height="1.615cm" svg:x="2.045cm" svg:y="0.98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" draw:layer="layout" svg:width="0.6cm" svg:height="0.541cm" svg:x="4cm" svg:y="2.65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12" draw:text-style-name="P1" draw:layer="layout" svg:width="0.499cm" svg:height="0.199cm" draw:transform="rotate (-1.5707963267949) translate (4.7cm 2.5cm)" svg:viewBox="0 0 500 200" svg:d="M0 200c300 0 500-200 500-2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Cunliffe</meta:initial-creator>
    <meta:creation-date>2014-03-11T16:22:46</meta:creation-date>
    <dc:date>2015-01-24T16:08:01.550515225</dc:date>
    <dc:creator>Sam Cunliffe</dc:creator>
    <meta:editing-duration>PT17H22M9S</meta:editing-duration>
    <meta:editing-cycles>7</meta:editing-cycles>
    <meta:generator>LibreOffice/4.2.7.2$Linux_X86_64 LibreOffice_project/420m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frac>
      <mrow>
        <mover accent="true">
          <mi>p</mi>
          <mo stretchy="false">⃗</mo>
        </mover>
        <mrow>
          <mo fence="true" stretchy="false">(</mo>
          <mrow>
            <mi>B</mi>
          </mrow>
          <mo fence="true" stretchy="false">)</mo>
        </mrow>
      </mrow>
      <mrow>
        <mo fence="true" stretchy="false">|</mo>
        <mrow>
          <mrow>
            <mover accent="true">
              <mi>p</mi>
              <mo stretchy="false">⃗</mo>
            </mover>
            <mrow>
              <mo fence="true" stretchy="false">(</mo>
              <mrow>
                <mi>B</mi>
              </mrow>
              <mo fence="true" stretchy="false">)</mo>
            </mrow>
          </mrow>
        </mrow>
        <mo fence="true" stretchy="false">|</mo>
      </mrow>
    </mfrac>
    <annotation encoding="StarMath 5.0">{vec p(B)} over {lline {vec p(B)} rline}</annotation>
  </semantics>
</math>
</file>

<file path=Object 2/content.xml><?xml version="1.0" encoding="utf-8"?>
<math xmlns="http://www.w3.org/1998/Math/MathML" display="block">
  <semantics>
    <mstyle color="green">
      <mstyle mathsize="20pt">
        <mi mathvariant="normal">ϑ</mi>
      </mstyle>
    </mstyle>
    <annotation encoding="StarMath 5.0">color green size 20 {%vartheta}</annotation>
  </semantics>
</math>
</file>